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line-height="100%" fo:text-indent="-0.9cm"/>
    </style:style>
    <style:style style:name="P11" style:family="paragraph">
      <style:paragraph-properties fo:margin-left="1.2cm" fo:margin-right="0cm" fo:line-height="100%" fo:text-indent="-0.9cm"/>
      <style:text-properties fo:font-size="20pt"/>
    </style:style>
    <style:style style:name="P12" style:family="paragraph">
      <style:paragraph-properties fo:margin-left="1.2cm" fo:margin-right="0cm" fo:text-indent="-0.9cm"/>
      <style:text-properties fo:font-style="italic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ccccff"/>
    </style:style>
    <style:style style:name="T7" style:family="text">
      <style:text-properties fo:color="#ffff00" fo:font-style="italic"/>
    </style:style>
    <style:style style:name="T8" style:family="text">
      <style:text-properties fo:font-size="20pt"/>
    </style:style>
    <style:style style:name="T9" style:family="text">
      <style:text-properties fo:font-style="italic"/>
    </style:style>
    <style:style style:name="T1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2.12</presentation:footer-decl>
      <presentation:footer-decl presentation:name="ftr2">CMPTxxxx</presentation:footer-decl>
      <presentation:date-time-decl presentation:name="dtd1" presentation:source="fixed">22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12: Problem-solving example:<text:line-break/><text:tab/><text:tab/>Bank interest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2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587cm" svg:height="0.971cm" svg:x="17.13cm" svg:y="19.293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2.8, 2.9, 2.11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Formatted output of <text:span text:style-name="T5">CARDINAL</text:span>s, <text:span text:style-name="T5">INTEGER</text:span>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Card</text:span> <text:span text:style-name="T6">(card, width);</text:span> <text:span text:style-name="T5">WriteInt</text:span> <text:span text:style-name="T6">(int, width);</text:span></text:p>
                  </text:list-item>
                </text:list>
              </text:list-item>
            </text:list>
            <text:list text:style-name="L3">
              <text:list-item>
                <text:p text:style-name="P8">Formatted output of REAL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Real</text:span> <text:span text:style-name="T6">(real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loat</text:span> <text:span text:style-name="T6">(real, sigFigs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Eng</text:span> <text:span text:style-name="T6">(real, sigFigs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ixed</text:span> <text:span text:style-name="T6">(real, places, width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Interactive</text:span> vs. <text:span text:style-name="T5">batch</text:span> programs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ripting</text:span> an interactive progra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oblem-solving example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Today we'll go through a <text:span text:style-name="T5">complete</text:span> example problem with all the steps</text:p>
              </text:list-item>
            </text:list>
            <text:list text:style-name="L3">
              <text:list-item>
                <text:list>
                  <text:list-item>
                    <text:p text:style-name="P9">Labs starting with <text:span text:style-name="T5">Lab3</text:span> and on need a <text:span text:style-name="T5">full</text:span> <text:span text:style-name="T5">writeup</text:span> similar to th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Homeworks</text:span> and Labs1-2 only need a <text:span text:style-name="T5">short</text:span> writeup</text:p>
                  </text:list-item>
                </text:list>
              </text:list-item>
            </text:list>
            <text:list text:style-name="L3">
              <text:list-item>
                <text:p text:style-name="P8">The main point is to do as much <text:span text:style-name="T5">design</text:span> and thinking as possible <text:span text:style-name="T7">before</text:span> coding</text:p>
              </text:list-item>
            </text:list>
            <text:list text:style-name="L3">
              <text:list-item>
                <text:list>
                  <text:list-item>
                    <text:p text:style-name="P9">Ideally, you won't have to spend hours and hours <text:span text:style-name="T5">debugg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eup outline</text:p>
          </draw:text-box>
        </draw:frame>
        <draw:frame presentation:style-name="pr5" draw:text-style-name="P11" draw:layer="layout" svg:width="25.199cm" svg:height="14.397cm" svg:x="1.4cm" svg:y="4.507cm" presentation:class="outline" presentation:user-transformed="true">
          <draw:text-box>
            <text:list text:style-name="L3">
              <text:list-item>
                <text:p text:style-name="P10"><text:span text:style-name="T8">Problem statement</text:span></text:p>
              </text:list-item>
            </text:list>
            <text:list text:style-name="L3">
              <text:list-item>
                <text:p text:style-name="P10"><text:span text:style-name="T8">Suitability</text:span></text:p>
              </text:list-item>
            </text:list>
            <text:list text:style-name="L3">
              <text:list-item>
                <text:p text:style-name="P10"><text:span text:style-name="T8">Problem restatement</text:span></text:p>
              </text:list-item>
            </text:list>
            <text:list text:style-name="L3">
              <text:list-item>
                <text:p text:style-name="P10"><text:span text:style-name="T8">Library usage</text:span></text:p>
              </text:list-item>
            </text:list>
            <text:list text:style-name="L3">
              <text:list-item>
                <text:p text:style-name="P10"><text:span text:style-name="T8">First refinement: input, computation, output</text:span></text:p>
              </text:list-item>
            </text:list>
            <text:list text:style-name="L3">
              <text:list-item>
                <text:p text:style-name="P10"><text:span text:style-name="T8">Second refinement</text:span></text:p>
              </text:list-item>
            </text:list>
            <text:list text:style-name="L3">
              <text:list-item>
                <text:p text:style-name="P10"><text:span text:style-name="T8">Pseudocode (third refinement)</text:span></text:p>
              </text:list-item>
            </text:list>
            <text:list text:style-name="L3">
              <text:list-item>
                <text:p text:style-name="P10"><text:span text:style-name="T8">Data table</text:span></text:p>
              </text:list-item>
            </text:list>
            <text:list text:style-name="L3">
              <text:list-item>
                <text:p text:style-name="P10"><text:span text:style-name="T8">Sample I/O</text:span></text:p>
              </text:list-item>
            </text:list>
            <text:list text:style-name="L3">
              <text:list-item>
                <text:p text:style-name="P10"><text:span text:style-name="T8">User manual</text:span></text:p>
              </text:list-item>
            </text:list>
            <text:list text:style-name="L3">
              <text:list-item>
                <text:p text:style-name="P10"><text:span text:style-name="T8">Code</text:span></text:p>
              </text:list-item>
            </text:list>
            <text:list text:style-name="L3">
              <text:list-item>
                <text:p text:style-name="P10"><text:span text:style-name="T8">Actual output from test ru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 writeup</text:p>
          </draw:text-box>
        </draw:frame>
        <draw:frame presentation:style-name="pr5" draw:text-style-name="P12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9">(see online version linked from homepag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10">Homeworks</text:span><text:span text:style-name="T1"> due Fri: §2.14 # 33, 43</text:span></text:p>
              </text:list-item>
            </text:list>
            <text:list text:style-name="L3">
              <text:list-item>
                <text:p text:style-name="P8"><text:span text:style-name="T10">Lab2</text:span><text:span text:style-name="T1"> due next MWF: <text:s/>§3.14 # (38 / 45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Choose either #38 or #4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hort writeup oka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>Reading</text:span><text:span text:style-name="T1">: through §3.4 for Fr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2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09-20T15:46:51</dc:date>
    <dc:language>en-US</dc:language>
    <meta:editing-cycles>158</meta:editing-cycles>
    <meta:editing-duration>P6DT4H45M47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